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1</text:p>
          </table:table-cell>
          <table:table-cell table:number-columns-repeated="2" table:style-name="ce1"/>
          <table:table-cell office:value-type="string" table:style-name="ce1">
            <text:p>C2</text:p>
          </table:table-cell>
          <table:table-cell table:number-columns-repeated="16380" table:style-name="ce1"/>
        </table:table-row>
        <table:table-row table:style-name="ro1">
          <table:table-cell office:value-type="float" office:value="0.05" table:style-name="ce1">
            <text:p>0,0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office:value-type="float" office:value="1" table:style-name="ce1">
            <text:p>1</text:p>
          </table:table-cell>
          <table:table-cell table:number-columns-repeated="4"/>
          <table:table-cell table:style-name="ce1">
            <draw:frame draw:z-index="1" draw:id="id0" draw:style-name="a0" draw:name="Diagram 1" svg:x="0.0024in" svg:y="0.17652in" svg:width="5.00852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office:value-type="float" office:value="0.8" table:style-name="ce1">
            <text:p>0,8</text:p>
          </table:table-cell>
          <table:table-cell table:number-columns-repeated="16379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float" office:value="0.6" table:style-name="ce1">
            <text:p>0,6</text:p>
          </table:table-cell>
          <table:table-cell table:number-columns-repeated="12"/>
          <table:table-cell table:style-name="ce1">
            <draw:frame draw:z-index="2" draw:id="id1" draw:style-name="a1" draw:name="Diagram 3" svg:x="0.56372in" svg:y="0.01226in" svg:width="5.00852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0.7" table:style-name="ce1">
            <text:p>0,7</text:p>
          </table:table-cell>
          <table:table-cell office:value-type="float" office:value="0.5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2" table:style-name="ce1">
            <text:p>0,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formula="of:=0.1*COM.MICROSOFT.SEQUENCE(11)-0.1" table:number-matrix-columns-spanned="1" table:number-matrix-rows-spanned="11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formula="of:=0.1*COM.MICROSOFT.SEQUENCE(11)-0.1" table:number-matrix-columns-spanned="1" table:number-matrix-rows-spanned="11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0.20000000000000004" table:style-name="ce1">
            <text:p>0,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0000000000000004" table:style-name="ce1">
            <text:p>0,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0.30000000000000004" table:style-name="ce1">
            <text:p>0,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30000000000000004" table:style-name="ce1">
            <text:p>0,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office:value-type="float" office:value="0.8" table:style-name="ce1">
            <text:p>0,8</text:p>
          </table:table-cell>
          <table:table-cell table:number-columns-repeated="16379"/>
        </table:table-row>
        <table:table-row table:style-name="ro1">
          <table:table-cell office:value-type="float" office:value="0.50000000000000011" table:style-name="ce1">
            <text:p>0,5</text:p>
          </table:table-cell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0.50000000000000011" table:style-name="ce1">
            <text:p>0,5</text:p>
          </table:table-cell>
          <table:table-cell office:value-type="float" office:value="0.6" table:style-name="ce1">
            <text:p>0,6</text:p>
          </table:table-cell>
          <table:table-cell table:number-columns-repeated="16379"/>
        </table:table-row>
        <table:table-row table:style-name="ro1">
          <table:table-cell office:value-type="float" office:value="0.60000000000000009" table:style-name="ce1">
            <text:p>0,6</text:p>
          </table:table-cell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0.60000000000000009" table:style-name="ce1">
            <text:p>0,6</text:p>
          </table:table-cell>
          <table:table-cell office:value-type="float" office:value="0.5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0.70000000000000007" table:style-name="ce1">
            <text:p>0,7</text:p>
          </table:table-cell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0.70000000000000007" table:style-name="ce1">
            <text:p>0,7</text:p>
          </table:table-cell>
          <table:table-cell office:value-type="float" office:value="0.5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office:value-type="float" office:value="0.2" table:style-name="ce1">
            <text:p>0,2</text:p>
          </table:table-cell>
          <table:table-cell table:number-columns-repeated="16379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0.9" table:style-name="ce1">
            <text:p>0,9</text:p>
          </table:table-cell>
          <table:table-cell office:value-type="float" office:value="0.2" table:style-name="ce1">
            <text:p>0,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2" table:style-name="ce1">
            <text:p>0,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0.6454545454545455" table:formula="of:=SUM([.B8:.B18])/11" table:style-name="ce1">
            <text:p>0,645454545</text:p>
          </table:table-cell>
          <table:table-cell table:number-columns-repeated="2" table:style-name="ce1"/>
          <table:table-cell office:value-type="float" office:value="0.63636363636363635" table:formula="of:=SUM([.E8:.E18])/11" table:style-name="ce1">
            <text:p>0,63636363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mAP</text:p>
          </table:table-cell>
          <table:table-cell office:value-type="float" office:value="0.64090909090909087" table:formula="of:=([.B20]+[.E20])/2" table:style-name="ce1">
            <text:p>0,640909091</text:p>
          </table:table-cell>
          <table:table-cell table:number-columns-repeated="16380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Olof Ljunggren</meta:initial-creator>
    <dc:creator>Olof Ljunggren</dc:creator>
    <meta:creation-date>2024-03-19T10:04:43Z</meta:creation-date>
    <dc:date>2024-03-19T13:02:5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6137007874016pt" chart:style-name="Crt0">
        <chart:title chart:style-name="CT00">
          <text:p text:style-name="a0" text:class-names="" text:cond-style-name="">C1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Blad1.$B$8:.$B$18" chart:class="chart:scatter" chart:attached-axis="primary-y" chart:style-name="G0S0">
            <chart:domain table:cell-range-address="Blad1.$A$8:.$A$18"/>
            <chart:data-point chart:repeated="11"/>
          </chart:series>
          <chart:series chart:values-cell-range-address="Blad1.$B$2:.$B$6" chart:class="chart:scatter" chart:attached-axis="primary-y" chart:style-name="G0S1">
            <chart:domain table:cell-range-address="Blad1.$A$2:.$A$6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6137007874016pt" chart:style-name="Crt0">
        <chart:title chart:style-name="CT00">
          <text:p text:style-name="a0" text:class-names="" text:cond-style-name="">C2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Blad1.$E$8:.$E$18" chart:class="chart:scatter" chart:attached-axis="primary-y" chart:style-name="G0S0">
            <chart:domain table:cell-range-address="Blad1.$A$8:.$A$18"/>
            <chart:data-point chart:repeated="11"/>
          </chart:series>
          <chart:series chart:values-cell-range-address="Blad1.$E$2:.$E$6" chart:class="chart:scatter" chart:attached-axis="primary-y" chart:style-name="G0S1">
            <chart:domain table:cell-range-address="Blad1.$D$2:.$D$6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